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Таблица1" style:family="table">
      <style:table-properties style:width="16.473cm" fo:margin-left="0.012cm" fo:margin-top="0cm" fo:margin-bottom="0cm" table:align="left" style:writing-mode="page"/>
    </style:style>
    <style:style style:name="Таблица1.A" style:family="table-column">
      <style:table-column-properties style:column-width="3.313cm"/>
    </style:style>
    <style:style style:name="Таблица1.B" style:family="table-column">
      <style:table-column-properties style:column-width="6.823cm"/>
    </style:style>
    <style:style style:name="Таблица1.C" style:family="table-column">
      <style:table-column-properties style:column-width="6.3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318cm" fo:padding-right="0.318cm" fo:padding-top="0.212cm" fo:padding-bottom="0.212cm" fo:border="0.75pt solid #000000"/>
    </style:style>
    <style:style style:name="Таблица2" style:family="table">
      <style:table-properties style:width="16.473cm" fo:margin-left="0.012cm" fo:margin-top="0cm" fo:margin-bottom="0cm" table:align="left" style:writing-mode="page"/>
    </style:style>
    <style:style style:name="Таблица2.A" style:family="table-column">
      <style:table-column-properties style:column-width="3.041cm"/>
    </style:style>
    <style:style style:name="Таблица2.B" style:family="table-column">
      <style:table-column-properties style:column-width="4.934cm"/>
    </style:style>
    <style:style style:name="Таблица2.C" style:family="table-column">
      <style:table-column-properties style:column-width="8.4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318cm" fo:padding-right="0.318cm" fo:padding-top="0.212cm" fo:padding-bottom="0.212cm" fo:border="0.75pt solid #000000"/>
    </style:style>
    <style:style style:name="Таблица3" style:family="table">
      <style:table-properties style:width="16.473cm" fo:margin-left="0.012cm" fo:margin-top="0cm" fo:margin-bottom="0cm" table:align="left" style:writing-mode="page"/>
    </style:style>
    <style:style style:name="Таблица3.A" style:family="table-column">
      <style:table-column-properties style:column-width="2.854cm"/>
    </style:style>
    <style:style style:name="Таблица3.B" style:family="table-column">
      <style:table-column-properties style:column-width="3.567cm"/>
    </style:style>
    <style:style style:name="Таблица3.C" style:family="table-column">
      <style:table-column-properties style:column-width="4.247cm"/>
    </style:style>
    <style:style style:name="Таблица3.D" style:family="table-column">
      <style:table-column-properties style:column-width="5.80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318cm" fo:padding-right="0.318cm" fo:padding-top="0.212cm" fo:padding-bottom="0.212cm" fo:border="0.75pt solid #000000"/>
    </style:style>
    <style:style style:name="P1" style:family="paragraph">
      <loext:graphic-properties draw:fill="solid" draw:fill-color="#1f1f1f"/>
      <style:paragraph-properties fo:text-align="center"/>
    </style:style>
    <style:style style:name="P2" style:family="paragraph" style:parent-style-name="Standard">
      <style:text-properties fo:font-weight="bold" officeooo:rsid="0013ba89" officeooo:paragraph-rsid="0013ba89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130fd" officeooo:paragraph-rsid="001130fd"/>
    </style:style>
    <style:style style:name="P5" style:family="paragraph" style:parent-style-name="Standard" style:list-style-name="WWNum1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>
      <style:text-properties fo:font-weight="bold" officeooo:rsid="001130fd" officeooo:paragraph-rsid="001130fd" style:font-weight-asian="bold" style:font-weight-complex="bold"/>
    </style:style>
    <style:style style:name="P10" style:family="paragraph" style:parent-style-name="Standard" style:list-style-name="WWNum5"/>
    <style:style style:name="P11" style:family="paragraph" style:parent-style-name="Standard" style:list-style-name="WWNum6"/>
    <style:style style:name="P12" style:family="paragraph" style:parent-style-name="List_20_Paragraph" style:list-style-name="WWNum7"/>
    <style:style style:name="P13" style:family="paragraph" style:parent-style-name="List_20_Paragraph" style:list-style-name="WWNum7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List_20_Paragraph" style:list-style-name="WWNum7">
      <style:paragraph-properties fo:margin-left="0cm" fo:text-indent="0cm" style:auto-text-indent="false"/>
      <style:text-properties fo:font-size="14pt" fo:font-weight="bold" officeooo:rsid="001130fd" officeooo:paragraph-rsid="001130fd" style:font-size-asian="14pt" style:font-weight-asian="bold" style:font-size-complex="14pt" style:font-weight-complex="bold"/>
    </style:style>
    <style:style style:name="P15" style:family="paragraph" style:parent-style-name="List_20_Paragraph" style:list-style-name="WWNum7">
      <style:text-properties fo:font-size="14pt" fo:font-weight="bold" officeooo:rsid="001130fd" officeooo:paragraph-rsid="001130fd" style:font-size-asian="14pt" style:font-weight-asian="bold" style:font-size-complex="14pt" style:font-weight-complex="bold"/>
    </style:style>
    <style:style style:name="T1" style:family="text">
      <style:text-properties fo:font-family="'Segoe UI Emoji'" style:font-family-generic="swiss" style:font-pitch="variable" fo:font-weight="bold" style:font-weight-asian="bold" style:font-family-complex="'Segoe UI Emoji'" style:font-family-generic-complex="system" style:font-pitch-complex="variable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family="'Segoe UI Emoji'" style:font-family-generic="swiss" style:font-pitch="variable" style:font-family-complex="'Segoe UI Emoji'" style:font-family-generic-complex="system" style:font-pitch-complex="variable"/>
    </style:style>
    <style:style style:name="T8" style:family="text">
      <style:text-properties officeooo:rsid="001130fd"/>
    </style:style>
    <style:style style:name="T9" style:family="text">
      <style:text-properties fo:font-weight="bold" officeooo:rsid="001130f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30fd" style:font-size-asian="14pt" style:font-weight-asian="bold" style:font-size-complex="14pt" style:font-weight-complex="bold"/>
    </style:style>
    <style:style style:name="gr1" style:family="graphic">
      <style:graphic-properties draw:stroke="none" svg:stroke-width="0cm" draw:fill="solid" draw:fill-color="#1f1f1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Фигура1" draw:style-name="gr1" draw:text-style-name="P1" svg:width="16.502cm" svg:height="0.054cm"><text:p/></draw:rect><text:span text:style-name="T1">📄</text:span><text:span text:style-name="T2"> Техническое Задание: RTS-Прототип (максимум)</text:span></text:p>
      <text:p text:style-name="P2">Авторы: <text:s/>Юрий (karulny, aka MC Nebo), Лёха (Mc Skala, не знаю его юзернэйм на гитхабе)</text:p>
      <text:p text:style-name="Standard" loext:marker-style-name="T2"><text:span text:style-name="T2">I. Общая Информация и Цели Проекта</text:span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3">Параметр</text:p>
            </table:table-cell>
            <table:table-cell table:style-name="Таблица1.A1" office:value-type="string">
              <text:p text:style-name="P3">Значение</text:p>
            </table:table-cell>
            <table:table-cell table:style-name="Таблица1.A1" office:value-type="string">
              <text:p text:style-name="P3">Примечание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3">Жанр</text:p>
          </table:table-cell>
          <table:table-cell table:style-name="Таблица1.A1" office:value-type="string">
            <text:p text:style-name="Standard">Тактическая RTS-Песочница</text:p>
          </table:table-cell>
          <table:table-cell table:style-name="Таблица1.A1" office:value-type="string">
            <text:p text:style-name="Standard">Фокус на микроконтроле и макро-развитии.</text:p>
          </table:table-cell>
        </table:table-row>
        <table:table-row table:style-name="Таблица1.1">
          <table:table-cell table:style-name="Таблица1.A1" office:value-type="string">
            <text:p text:style-name="P3">Срок MVP</text:p>
          </table:table-cell>
          <table:table-cell table:style-name="Таблица1.A1" office:value-type="string">
            <text:p text:style-name="Standard">3 недели</text:p>
          </table:table-cell>
          <table:table-cell table:style-name="Таблица1.A1" office:value-type="string">
            <text:p text:style-name="Standard">Строгое ограничение функционала.</text:p>
          </table:table-cell>
        </table:table-row>
        <table:table-row table:style-name="Таблица1.1">
          <table:table-cell table:style-name="Таблица1.A1" office:value-type="string">
            <text:p text:style-name="P3">Масштаб Карты</text:p>
          </table:table-cell>
          <table:table-cell table:style-name="Таблица1.A1" office:value-type="string">
            <text:p text:style-name="Standard">Единый Тактический 60ч60</text:p>
          </table:table-cell>
          <table:table-cell table:style-name="Таблица1.A1" office:value-type="string">
            <text:p text:style-name="Standard">Исключено переключение масштабов.</text:p>
          </table:table-cell>
        </table:table-row>
        <table:table-row table:style-name="Таблица1.1">
          <table:table-cell table:style-name="Таблица1.A1" office:value-type="string">
            <text:p text:style-name="P3">Нации (MVP)</text:p>
          </table:table-cell>
          <table:table-cell table:style-name="Таблица1.A1" office:value-type="string">
            <text:p text:style-name="P4"><text:s/>1- 3</text:p>
          </table:table-cell>
          <table:table-cell table:style-name="Таблица1.A1" office:value-type="string">
            <text:p text:style-name="Standard">Для демонстрации асимметрии.</text:p>
          </table:table-cell>
        </table:table-row>
      </table:table>
      <text:p text:style-name="Standard" loext:marker-style-name="T2"><text:span text:style-name="T2">II. Технологический Стек</text:span><text:span text:style-name="T2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">Аспект</text:p>
            </table:table-cell>
            <table:table-cell table:style-name="Таблица2.A1" office:value-type="string">
              <text:p text:style-name="P3">Технология / Библиотека</text:p>
            </table:table-cell>
            <table:table-cell table:style-name="Таблица2.A1" office:value-type="string">
              <text:p text:style-name="P3">Назначение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3">Редактор Карт</text:p>
          </table:table-cell>
          <table:table-cell table:style-name="Таблица2.A1" office:value-type="string">
            <text:p text:style-name="P3">Tiled Map Editor</text:p>
          </table:table-cell>
          <table:table-cell table:style-name="Таблица2.A1" office:value-type="string">
            <text:p text:style-name="Standard">Создание карты, экспорт в формат .tmx.</text:p>
          </table:table-cell>
        </table:table-row>
        <table:table-row table:style-name="Таблица2.1">
          <table:table-cell table:style-name="Таблица2.A1" office:value-type="string">
            <text:p text:style-name="P3">Загрузка Карт</text:p>
          </table:table-cell>
          <table:table-cell table:style-name="Таблица2.A1" office:value-type="string">
            <text:p text:style-name="P3">Pytiled-parser</text:p>
          </table:table-cell>
          <table:table-cell table:style-name="Таблица2.A1" office:value-type="string">
            <text:p text:style-name="Standard">Парсинг .tmx файлов и преобразование в логическую сетку.</text:p>
          </table:table-cell>
        </table:table-row>
        <table:table-row table:style-name="Таблица2.1">
          <table:table-cell table:style-name="Таблица2.A1" office:value-type="string">
            <text:p text:style-name="P3">Поиск Пути</text:p>
          </table:table-cell>
          <table:table-cell table:style-name="Таблица2.A1" office:value-type="string">
            <text:p text:style-name="Standard"><text:span text:style-name="T2">Pathfinding</text:span> (Python Library)</text:p>
          </table:table-cell>
          <table:table-cell table:style-name="Таблица2.A1" office:value-type="string">
            <text:p text:style-name="Standard">Реализация алгоритма <text:span text:style-name="T3">A</text:span><text:span text:style-name="T4">*</text:span> для всех юнитов.</text:p>
          </table:table-cell>
        </table:table-row>
        <table:table-row table:style-name="Таблица2.1">
          <table:table-cell table:style-name="Таблица2.A1" office:value-type="string">
            <text:p text:style-name="P3">Логика ИИ</text:p>
          </table:table-cell>
          <table:table-cell table:style-name="Таблица2.A1" office:value-type="string">
            <text:p text:style-name="Standard" loext:marker-style-name="T5"><text:span text:style-name="T2">Простые</text:span><text:span text:style-name="T6"> FSM </text:span></text:p>
          </table:table-cell>
          <table:table-cell table:style-name="Таблица2.A1" office:value-type="string">
            <text:p text:style-name="Standard">Управление поведением примитивного ИИ (производство, <text:soft-page-break/>накопление, атака).</text:p>
          </table:table-cell>
        </table:table-row>
      </table:table>
      <text:p text:style-name="P3" loext:marker-style-name="T2"/>
      <text:p text:style-name="Standard" loext:marker-style-name="T2"><text:span text:style-name="T2">III. Основные Системы (MVP-Функционал)</text:span><text:span text:style-name="T2"/></text:p>
      <text:p text:style-name="Standard" loext:marker-style-name="T2"><text:span text:style-name="T2">1. Управление Ресурсами</text:span><text:span text:style-name="T2"/></text:p>
      <text:list text:style-name="WWNum1">
        <text:list-item>
          <text:p text:style-name="P5"><text:span text:style-name="T2">Ресурсы:</text:span> Золото (<text:span text:style-name="T7">🪙</text:span>) и Камень (<text:span text:style-name="T7">🪨</text:span>).</text:p>
        </text:list-item>
        <text:list-item>
          <text:p text:style-name="P5"><text:span text:style-name="T2">Сбор:</text:span> Рабочие (Крестьяне) собирают ресурсы из статических источников (Лес/Камень) и возвращают их на Склад или в Замок.</text:p>
        </text:list-item>
        <text:list-item>
          <text:p text:style-name="P5"><text:span text:style-name="T2">Отображение:</text:span> Верхняя панель UI должна постоянно отображать текущие запасы ресурсов и лимит населения.</text:p>
        </text:list-item>
      </text:list>
      <text:p text:style-name="Standard" loext:marker-style-name="T2"><text:span text:style-name="T2">2. Движение и Карта</text:span><text:span text:style-name="T2"/></text:p>
      <text:list text:style-name="WWNum2">
        <text:list-item>
          <text:p text:style-name="P6"><text:span text:style-name="T2">Карта:</text:span> Карта 60<text:span text:style-name="T5">x</text:span>60 клеток с разметкой проходимых и непроходимых зон (лес, вода).</text:p>
        </text:list-item>
        <text:list-item>
          <text:p text:style-name="P6"><text:span text:style-name="T2">Движение:</text:span> Юниты передвигаются по клику ПКМ. Используется <text:span text:style-name="T2">алгоритм</text:span> <text:span text:style-name="T8">(будет) </text:span>для обхода препятствий.</text:p>
        </text:list-item>
        <text:list-item>
          <text:p text:style-name="P6"><text:span text:style-name="T2">Столкновения:</text:span> <text:span text:style-name="T8">Будет р</text:span>еализована базовая проверка столкновений юнитов со статическими объектами (зданиями) для предотвращения прохождения сквозь стены.</text:p>
        </text:list-item>
      </text:list>
      <text:p text:style-name="Standard" loext:marker-style-name="T2"><text:span text:style-name="T2">3. Система Построек</text:span><text:span text:style-name="T2"/></text:p>
      <text:list text:style-name="WWNum3">
        <text:list-item>
          <text:p text:style-name="P7"><text:span text:style-name="T2">Здания (MVP):</text:span> <text:span text:style-name="T2">Замок</text:span> (точка спавна рабочих), <text:span text:style-name="T2">Склад</text:span> (точка сбора ресурсов), <text:span text:style-name="T2">Казарма</text:span> (производство пехоты), <text:span text:style-name="T2">Дом</text:span> (увеличение лимита населения). <text:span text:style-name="T8">(Эти здания — примеры)</text:span></text:p>
        </text:list-item>
        <text:list-item>
          <text:p text:style-name="P7"><text:span text:style-name="T2">Строительство:</text:span> Рабочий инициирует постройку и тратит Камень/Золото.</text:p>
        </text:list-item>
      </text:list>
      <text:p text:style-name="Standard" loext:marker-style-name="T2"><text:span text:style-name="T2">4. Боевая Система (Тактика)</text:span><text:span text:style-name="T2"/></text:p>
      <text:list text:style-name="WWNum4">
        <text:list-item>
          <text:p text:style-name="P8"><text:span text:style-name="T2">Формула Урона:</text:span> урон = <text:span text:style-name="T5">max</text:span>(1, урон юнита – броня цели)</text:p>
        </text:list-item>
        <text:list-item>
          <text:p text:style-name="P8"><text:span text:style-name="T2">Типы Боя (MVP):</text:span> Ближний бой и Дальний бой <text:span text:style-name="T8">(Он будет последний в релизации упор на ближний, дальше зависит от дэдлайна)</text:span>.</text:p>
        </text:list-item>
        <text:list-item>
          <text:p text:style-name="P8"><text:soft-page-break/><text:span text:style-name="T2">Микроконтроль:</text:span> Игрок может выделять юниты (ЛКМ) и отдавать приказы (ПКМ) на движение или атаку. Реализована <text:span text:style-name="T8">будет </text:span>команда <text:span text:style-name="T2">"Стоп"</text:span> (удерживать позицию)<text:span text:style-name="T8">(В будущем планируются приказы формаций типа стена щитов , свободный строй, Э</text:span><text:span text:style-name="T9">ТО КАК ДОП ФИЧА ПОВЕРХ ОСНОВНОЙ!!!!</text:span><text:span text:style-name="T8">) </text:span>.</text:p>
        </text:list-item>
      </text:list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Standard" loext:marker-style-name="T2"><text:span text:style-name="T2">IV. Асимметрия Наций (MVP-Набор)</text:span><text:span text:style-name="T9"> (Скорее всего это будет деградировать если будут проблемы с дэдлайном)</text:span></text:p>
      <text:p text:style-name="Standard">Для MVP реализовать 1-3 нации с минимальными бонусами и 2 уникальными юнитами <text:span text:style-name="T8">(Пример )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3">Нация</text:p>
            </table:table-cell>
            <table:table-cell table:style-name="Таблица3.A1" office:value-type="string">
              <text:p text:style-name="P3">Бонус</text:p>
            </table:table-cell>
            <table:table-cell table:style-name="Таблица3.A1" office:value-type="string">
              <text:p text:style-name="P3">Уникальный Юнит 1 (Пехота)</text:p>
            </table:table-cell>
            <table:table-cell table:style-name="Таблица3.A1" office:value-type="string">
              <text:p text:style-name="P3">Уникальный Юнит 2 (Кавалерия/Стрелок)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Standard">+10% к HP всей Кавалерии.</text:p>
          </table:table-cell>
          <table:table-cell table:style-name="Таблица3.A1" office:value-type="string">
            <text:p text:style-name="Standard"><text:span text:style-name="T2">Мечник</text:span> (Базовая пехота).</text:p>
          </table:table-cell>
          <table:table-cell table:style-name="Таблица3.A1" office:value-type="string">
            <text:p text:style-name="Standard"><text:span text:style-name="T2">Рыцарь</text:span> (Высокая броня, высокий урон).</text:p>
          </table:table-cell>
        </table:table-row>
        <table:table-row table:style-name="Таблица3.1">
          <table:table-cell table:style-name="Таблица3.A1" office:value-type="string">
            <text:p text:style-name="P9">2</text:p>
          </table:table-cell>
          <table:table-cell table:style-name="Таблица3.A1" office:value-type="string">
            <text:p text:style-name="Standard">+15% к Скорости всех юнитов.</text:p>
          </table:table-cell>
          <table:table-cell table:style-name="Таблица3.A1" office:value-type="string">
            <text:p text:style-name="Standard"><text:span text:style-name="T2">Копейщик</text:span> (Бонус против кавалерии).</text:p>
          </table:table-cell>
          <table:table-cell table:style-name="Таблица3.A1" office:value-type="string">
            <text:p text:style-name="Standard"><text:span text:style-name="T2">Конный Лучник</text:span> (Мобильный дальний бой).</text:p>
          </table:table-cell>
        </table:table-row>
        <table:table-row table:style-name="Таблица3.1"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Standard">-10% к стоимости <text:soft-page-break/>всех Зданий.</text:p>
          </table:table-cell>
          <table:table-cell table:style-name="Таблица3.A1" office:value-type="string">
            <text:p text:style-name="Standard"><text:span text:style-name="T2">Легионер</text:span> (Бонус к броне при <text:soft-page-break/>построении).</text:p>
          </table:table-cell>
          <table:table-cell table:style-name="Таблица3.A1" office:value-type="string">
            <text:p text:style-name="Standard"><text:span text:style-name="T2">Арбалетчик</text:span> (Высокий урон, низкая скорость).</text:p>
          </table:table-cell>
        </table:table-row>
      </table:table>
      <text:p text:style-name="Standard" loext:marker-style-name="T2"><text:span text:style-name="T2">V. Искусственный Интеллект (Примитивный MVP)</text:span><text:span text:style-name="T2"/></text:p>
      <text:list text:style-name="WWNum5">
        <text:list-item>
          <text:p text:style-name="P10"><text:span text:style-name="T2">Количество:</text:span> <text:span text:style-name="T2">1 ИИ-противник</text:span> (<text:span text:style-name="T8">Пример его работы</text:span>).</text:p>
        </text:list-item>
        <text:list-item>
          <text:p text:style-name="P10"><text:span text:style-name="T2">Логика:</text:span> <text:span text:style-name="T2">Агрессивная Машина Состояний (FSM):</text:span></text:p>
          <text:list>
            <text:list-item>
              <text:p text:style-name="P10"><text:span text:style-name="T2">Фаза 1 (Развитие):</text:span> Строит 5 рабочих, 1 Склад, 1 Казарму.</text:p>
            </text:list-item>
            <text:list-item>
              <text:p text:style-name="P10"><text:span text:style-name="T2">Фаза 2 (Накопление):</text:span> Создает армию (40% Копейщиков, 60% Конных Лучников).</text:p>
            </text:list-item>
            <text:list-item>
              <text:p text:style-name="P10"><text:span text:style-name="T2">Фаза 3 (Атака):</text:span> Отправляет всю свою армию к Замку игрока.</text:p>
            </text:list-item>
          </text:list>
        </text:list-item>
        <text:list-item>
          <text:p text:style-name="P10"><text:span text:style-name="T2">Взаимодействие:</text:span> ИИ не будет воевать с другими ИИ (пока не реализовано).</text:p>
        </text:list-item>
      </text:list>
      <text:p text:style-name="Standard" loext:marker-style-name="T2"><text:span text:style-name="T2">VI. Пользовательский Интерфейс (UI)</text:span><text:span text:style-name="T2"/></text:p>
      <text:list text:style-name="WWNum6">
        <text:list-item>
          <text:p text:style-name="P11"><text:span text:style-name="T2">Верхняя Панель:</text:span> Отображение ресурсов и лимита населения.</text:p>
        </text:list-item>
        <text:list-item>
          <text:p text:style-name="P11"><text:span text:style-name="T2">Нижняя Панель:</text:span> Динамическая командная панель (меняется при выборе юнита/здания).</text:p>
          <text:list>
            <text:list-item>
              <text:p text:style-name="P11">Если выбрано здание: Кнопки производства и очередь.</text:p>
            </text:list-item>
            <text:list-item>
              <text:p text:style-name="P11">Если выбран юнит: Статистика (HP, Урон, Броня) и кнопки команд.</text:p>
            </text:list-item>
          </text:list>
        </text:list-item>
        <text:list-item>
          <text:p text:style-name="P11"><text:span text:style-name="T2">Мини-карта:</text:span> Отображает позицию юнитов и зданий цветными точками.</text:p>
        </text:list-item>
      </text:list>
      <text:p text:style-name="Standard"/>
      <text:p text:style-name="Standard"/>
      <text:p text:style-name="Standard" loext:marker-style-name="T10"><text:span text:style-name="T10">Важная пометка: </text:span></text:p>
      <text:list text:style-name="WWNum7">
        <text:list-item>
          <text:p text:style-name="P12" loext:marker-style-name="T10"><text:span text:style-name="T10">Само ТЗ делал я с расчетом очень примерным, так как временных рамок нам особо не дали, ну и нельзя забывать про учебу (у меня с физичкой траблы)</text:span><text:span text:style-name="T10"/></text:p>
        </text:list-item>
        <text:list-item>
          <text:p text:style-name="P13" loext:marker-style-name="T10"><text:soft-page-break/>Из пункта выше выходит факт, что если что-то не получится или не успеется будет вырезано к примеру (вместо 3 наций будет 1, модельки будут примитивны</text:p>
          <text:p text:style-name="P14">Про распорядок (микро дэдлайны)</text:p>
        </text:list-item>
        <text:list-item>
          <text:p text:style-name="P12" loext:marker-style-name="T10"><text:span text:style-name="T10">Пока в планах сделать что-то минимально рабочее </text:span><text:span text:style-name="T11">на первую </text:span><text:span text:style-name="T10">недел</text:span><text:span text:style-name="T11">ю</text:span><text:span text:style-name="T10"> и понять как можно использовать своего коллегу по максимуму, так чтобы ускорить работу над проектом , а не замедлить ее.</text:span></text:p>
        </text:list-item>
        <text:list-item>
          <text:p text:style-name="P15" loext:marker-style-name="T10">На второй недели цель будет зависеть от результатов первой и так далее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family-complex="'Noto Sans'" style:font-family-generic-complex="system" style:font-pitch-complex="variable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/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ura Grankovskiy</meta:initial-creator>
    <meta:editing-cycles>4</meta:editing-cycles>
    <meta:creation-date>2025-12-12T16:51:00</meta:creation-date>
    <dc:date>2025-12-13T22:18:09.856272290</dc:date>
    <meta:editing-duration>PT20M57S</meta:editing-duration>
    <meta:generator>LibreOffice/25.8.3.2$Linux_X86_64 LibreOffice_project/580$Build-2</meta:generator>
    <meta:document-statistic meta:table-count="3" meta:image-count="0" meta:object-count="0" meta:page-count="5" meta:paragraph-count="87" meta:word-count="611" meta:character-count="4109" meta:non-whitespace-character-count="3606"/>
    <meta:user-defined meta:name="AppVersion">16.0000</meta:user-defined>
    <meta:template xlink:type="simple" xlink:actuate="onRequest" xlink:title="Normal.dotm" xlink:href=""/>
  </office:meta>
</office:document-meta>
</file>